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6"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03-19</text:p>
          </table:table-cell>
          <table:table-cell office:value-type="string" calcext:value-type="string">
            <text:p>Ecuaciones invariantes campo em. Consecuenci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03-19</text:p>
          </table:table-cell>
          <table:table-cell office:value-type="string" calcext:value-type="string">
            <text:p>Expresiones covariante y no covariante gauge tetrapotencial, gauge Coulomb /Lorenz. ¿invarianza relativista?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-19</text:p>
          </table:table-cell>
          <table:table-cell office:value-type="string" calcext:value-type="string">
            <text:p>Analogías y diferencias oem plana dieléctrico/conductor, medios ilimitados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string" calcext:value-type="string">
            <text:p>03-20</text:p>
          </table:table-cell>
          <table:table-cell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04-22</text:p>
          </table:table-cell>
          <table:table-cell/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2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11-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03-19</text:p>
          </table:table-cell>
          <table:table-cell office:value-type="string" calcext:value-type="string">
            <text:p>Partiendo de la expresión tetrapotencial, potencial y potencial vector velocidad constante. Isotropía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-19</text:p>
          </table:table-cell>
          <table:table-cell office:value-type="string" calcext:value-type="string">
            <text:p>Conductividad Agua del ma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3-2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4-2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4-2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1-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3-19</text:p>
          </table:table-cell>
          <table:table-cell office:value-type="string" calcext:value-type="string">
            <text:p>Condensador placas planoparalelas de capacidad C circulares de radio a. E H S Tma Poynt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3-19</text:p>
          </table:table-cell>
          <table:table-cell office:value-type="string" calcext:value-type="string">
            <text:p>Equivalente Therevin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03-20</text:p>
          </table:table-cell>
          <table:table-cell office:value-type="string" calcext:value-type="string">
            <text:p>Ecuacione de Maxwell en forma covariante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-20</text:p>
          </table:table-cell>
          <table:table-cell office:value-type="string" calcext:value-type="string">
            <text:p>En un sistema de referencia 30º E=2cB módulos S’ 45º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-20</text:p>
          </table:table-cell>
          <table:table-cell office:value-type="string" calcext:value-type="string">
            <text:p>Sea un metal típico que cumple la ley de Ohmn…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-20</text:p>
          </table:table-cell>
          <table:table-cell office:value-type="string" calcext:value-type="string">
            <text:p>Tetrapotencial anillo radio a y carga q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string" calcext:value-type="string">
            <text:p>11-23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-20</text:p>
          </table:table-cell>
          <table:table-cell office:value-type="string" calcext:value-type="string">
            <text:p>Condensador placas ciculares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-20</text:p>
          </table:table-cell>
          <table:table-cell office:value-type="string" calcext:value-type="string">
            <text:p>Equivalente Therevin abier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4-22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1-2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Tensor campo em</text:p>
          </table:table-cell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office:value-type="string" calcext:value-type="string">
            <text:p>11-23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Equivalete Therevin abierto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Condensador placas planoparalelas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4-22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Superficie cilíndrica de radio a que se muev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4-2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22</text:p>
          </table:table-cell>
          <table:table-cell office:value-type="string" calcext:value-type="string">
            <text:p>Ecuación de continuidad a partir de las EM en forma diferencial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22</text:p>
          </table:table-cell>
          <table:table-cell office:value-type="string" calcext:value-type="string">
            <text:p>Disco potencia Poynting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22</text:p>
          </table:table-cell>
          <table:table-cell office:value-type="string" calcext:value-type="string">
            <text:p>Buen conductor suel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11-22</text:p>
          </table:table-cell>
          <table:table-cell office:value-type="string" calcext:value-type="string">
            <text:p>Potenciales Vari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3:29:36.331029568</meta:creation-date>
    <dc:date>2024-01-21T18:47:20.677994081</dc:date>
    <meta:editing-duration>PT5H17M45S</meta:editing-duration>
    <meta:editing-cycles>1</meta:editing-cycles>
    <meta:document-statistic meta:table-count="1" meta:cell-count="116" meta:object-count="0"/>
    <meta:generator>LibreOffice/7.6.4.1$Linux_X86_64 LibreOffice_project/60$Build-1</meta:generator>
  </office:meta>
</office:document-meta>
</file>